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4.07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708431935528" calcext:value-type="float">
            <text:p>1708431935528</text:p>
          </table:table-cell>
          <table:table-cell office:value-type="string" calcext:value-type="string">
            <text:p>Connected to OEM chain.</text:p>
          </table:table-cell>
        </table:table-row>
        <table:table-row table:style-name="ro1">
          <table:table-cell office:value-type="float" office:value="1708431936392" calcext:value-type="float">
            <text:p>1708431936392</text:p>
          </table:table-cell>
          <table:table-cell office:value-type="string" calcext:value-type="string">
            <text:p>Connected to Insurance chain.</text:p>
          </table:table-cell>
        </table:table-row>
        <table:table-row table:style-name="ro1">
          <table:table-cell office:value-type="float" office:value="1708431936406" calcext:value-type="float">
            <text:p>1708431936406</text:p>
          </table:table-cell>
          <table:table-cell office:value-type="string" calcext:value-type="string">
            <text:p>Transaction created.</text:p>
          </table:table-cell>
        </table:table-row>
        <table:table-row table:style-name="ro1">
          <table:table-cell office:value-type="float" office:value="1708431936817" calcext:value-type="float">
            <text:p>1708431936817</text:p>
          </table:table-cell>
          <table:table-cell office:value-type="string" calcext:value-type="string">
            <text:p>Transaction status: Ready</text:p>
          </table:table-cell>
        </table:table-row>
        <table:table-row table:style-name="ro1">
          <table:table-cell office:value-type="float" office:value="1708431942078" calcext:value-type="float">
            <text:p>1708431942078</text:p>
          </table:table-cell>
          <table:table-cell office:value-type="string" calcext:value-type="string">
            <text:p>Insurance: palletSimInsuranceAccident.AccidentStored</text:p>
          </table:table-cell>
        </table:table-row>
        <table:table-row table:style-name="ro1">
          <table:table-cell office:value-type="float" office:value="1708431942078" calcext:value-type="float">
            <text:p>1708431942078</text:p>
          </table:table-cell>
          <table:table-cell office:value-type="string" calcext:value-type="string">
            <text:p>Insurance: palletSimInsuranceAccident.RequestData</text:p>
          </table:table-cell>
        </table:table-row>
        <table:table-row table:style-name="ro1">
          <table:table-cell office:value-type="float" office:value="1708431954080" calcext:value-type="float">
            <text:p>1708431954080</text:p>
          </table:table-cell>
          <table:table-cell office:value-type="string" calcext:value-type="string">
            <text:p>OEM: palletSimRenaultAccident.ReceiveVehicleDataRequest</text:p>
          </table:table-cell>
        </table:table-row>
        <table:table-row table:style-name="ro1">
          <table:table-cell office:value-type="float" office:value="1708431954080" calcext:value-type="float">
            <text:p>1708431954080</text:p>
          </table:table-cell>
          <table:table-cell office:value-type="string" calcext:value-type="string">
            <text:p>OEM: palletSimRenaultAccident.SendVehicleDataRequestReply</text:p>
          </table:table-cell>
        </table:table-row>
        <table:table-row table:style-name="ro1">
          <table:table-cell office:value-type="float" office:value="1708431954344" calcext:value-type="float">
            <text:p>1708431954344</text:p>
          </table:table-cell>
          <table:table-cell office:value-type="string" calcext:value-type="string">
            <text:p>Transaction included at block hash 0x14e170593014f5cb090b7f6ffb80ba5e268151eb0cf57766fefc11356081694b</text:p>
          </table:table-cell>
        </table:table-row>
        <table:table-row table:style-name="ro1">
          <table:table-cell office:value-type="float" office:value="1708431974921" calcext:value-type="float">
            <text:p>1708431974921</text:p>
          </table:table-cell>
          <table:table-cell office:value-type="string" calcext:value-type="string">
            <text:p>Insurance: palletSimInsuranceAccident.ReceiveData</text:p>
          </table:table-cell>
        </table:table-row>
        <table:table-row table:style-name="ro1">
          <table:table-cell office:value-type="float" office:value="1708431983610" calcext:value-type="float">
            <text:p>1708431983610</text:p>
          </table:table-cell>
          <table:table-cell office:value-type="string" calcext:value-type="string">
            <text:p>Transaction finalized at block hash 0x14e170593014f5cb090b7f6ffb80ba5e268151eb0cf57766fefc11356081694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([.A6]-[.$A$4])/1000" office:value-type="float" office:value="5.261" calcext:value-type="float">
            <text:p>5,261</text:p>
          </table:table-cell>
          <table:table-cell office:value-type="string" calcext:value-type="string">
            <text:p>palletSimInsuranceAccident:RequestData</text:p>
          </table:table-cell>
        </table:table-row>
        <table:table-row table:style-name="ro1">
          <table:table-cell table:formula="of:=([.A7]-[.$A$4])/1000" office:value-type="float" office:value="17.263" calcext:value-type="float">
            <text:p>17,263</text:p>
          </table:table-cell>
          <table:table-cell office:value-type="string" calcext:value-type="string">
            <text:p>palletSimRenaultAccident:ReceiveVehicleDataRequest</text:p>
          </table:table-cell>
        </table:table-row>
        <table:table-row table:style-name="ro1">
          <table:table-cell table:formula="of:=([.A10]-[.$A$4])/1000" office:value-type="float" office:value="38.104" calcext:value-type="float">
            <text:p>38,104</text:p>
          </table:table-cell>
          <table:table-cell office:value-type="string" calcext:value-type="string">
            <text:p>palletSimInsuranceAccident:Receive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 Gerrits</meta:initial-creator>
    <meta:creation-date>2024-02-20T13:19:52.164421019</meta:creation-date>
    <dc:date>2024-02-20T13:37:50.807888579</dc:date>
    <dc:creator>Luc Gerrits</dc:creator>
    <meta:editing-duration>PT7M48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